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2972in"/>
    </style:style>
    <style:style style:name="co15" style:family="table-column">
      <style:table-column-properties fo:break-before="auto" style:column-width="1.361in"/>
    </style:style>
    <style:style style:name="co16" style:family="table-column">
      <style:table-column-properties fo:break-before="auto" style:column-width="1.2508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1.222in"/>
    </style:style>
    <style:style style:name="co19" style:family="table-column">
      <style:table-column-properties fo:break-before="auto" style:column-width="1.211in"/>
    </style:style>
    <style:style style:name="co20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5b277d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c9ba4"/>
    </style:style>
    <style:style style:name="ce13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999999"/>
    </style:style>
    <style:style style:name="ce26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ffffff"/>
    </style:style>
    <style:style style:name="ce27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4">
      <style:table-cell-properties fo:background-color="#999999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5b277d" style:text-align-source="fix" style:repeat-content="false"/>
      <style:paragraph-properties fo:text-align="center" fo:margin-left="0in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4" table:default-cell-style-name="ce4"/>
        <table:table-column table:style-name="co1" table:number-columns-repeated="2" table:default-cell-style-name="ce4"/>
        <table:table-column table:style-name="co1" table:number-columns-repeated="2" table:default-cell-style-name="ce27"/>
        <table:table-column table:style-name="co16" table:default-cell-style-name="ce4"/>
        <table:table-column table:style-name="co17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22" table:default-cell-style-name="ce4"/>
        <table:table-column table:style-name="co1" table:visibility="collapse" table:default-cell-style-name="ce4"/>
        <table:table-column table:style-name="co1" table:number-columns-repeated="866" table:default-cell-style-name="ce4"/>
        <table:table-row table:style-name="ro1">
          <table:table-cell table:style-name="ce1"/>
          <table:table-cell table:style-name="ce20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1"/>
          <table:table-cell table:style-name="ce20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1"/>
          <table:table-cell table:style-name="ce20" office:value-type="string" calcext:value-type="string" table:number-columns-spanned="2" table:number-rows-spanned="1">
            <text:p>Scale Up</text:p>
          </table:table-cell>
          <table:covered-table-cell table:style-name="ce1"/>
          <table:table-cell table:style-name="ce20" office:value-type="string" calcext:value-type="string" table:number-columns-spanned="2" table:number-rows-spanned="1">
            <text:p>Scale Down</text:p>
          </table:table-cell>
          <table:covered-table-cell table:style-name="ce1"/>
          <table:table-cell table:style-name="ce20" office:value-type="string" calcext:value-type="string" table:number-columns-spanned="2" table:number-rows-spanned="1">
            <text:p>C. Pod Resources</text:p>
          </table:table-cell>
          <table:covered-table-cell table:style-name="ce1"/>
          <table:table-cell table:style-name="ce20" office:value-type="string" calcext:value-type="string" table:number-columns-spanned="2" table:number-rows-spanned="1">
            <text:p>KEDA</text:p>
          </table:table-cell>
          <table:covered-table-cell table:style-name="ce20"/>
          <table:table-cell table:style-name="ce1"/>
          <table:table-cell table:style-name="ce20" office:value-type="string" calcext:value-type="string" table:number-columns-spanned="5" table:number-rows-spanned="1">
            <text:p>Metrics</text:p>
          </table:table-cell>
          <table:covered-table-cell table:number-columns-repeated="2" table:style-name="ce1"/>
          <table:covered-table-cell table:style-name="ce25"/>
          <table:covered-table-cell/>
          <table:table-cell table:style-name="ce1" table:number-columns-repeated="8"/>
          <table:table-cell table:style-name="Default" table:number-columns-repeated="122"/>
          <table:table-cell table:style-name="ce1" table:number-columns-repeated="867"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Cooldown Period</text:p>
          </table:table-cell>
          <table:table-cell table:style-name="ce3" office:value-type="string" calcext:value-type="string">
            <text:p>Lag Threshold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Avg. Cons. Replica</text:p>
          </table:table-cell>
          <table:table-cell table:style-name="ce3" office:value-type="string" calcext:value-type="string">
            <text:p>Avg. Lag</text:p>
          </table:table-cell>
          <table:table-cell table:style-name="ce3" office:value-type="string" calcext:value-type="string">
            <text:p>Max. Lag</text:p>
          </table:table-cell>
          <table:table-cell table:style-name="ce26" office:value-type="string" calcext:value-type="string">
            <text:p>TO Avg.</text:p>
          </table:table-cell>
          <table:table-cell table:style-name="ce26" office:value-type="string" calcext:value-type="string">
            <text:p>TO Max.</text:p>
          </table:table-cell>
          <table:table-cell table:style-name="ce3" office:value-type="string" calcext:value-type="string">
            <text:p>TO Avg2. / <text:s/>#C.</text:p>
          </table:table-cell>
          <table:table-cell table:style-name="ce3" office:value-type="string" calcext:value-type="string">
            <text:p>TO Max2 / <text:s/>#C.</text:p>
          </table:table-cell>
          <table:table-cell table:style-name="ce3"/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Default" table:number-columns-repeated="122"/>
          <table:table-cell table:style-name="ce3" table:number-columns-repeated="867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, 4 Pods -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20s, 2 Pods - 15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1">100% - 120s, 2 Pods - 30s</text:span>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table:style-name="ce6" office:value-type="float" office:value="0.1" calcext:value-type="float">
            <text:p>0.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- 30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250m</text:p>
          </table:table-cell>
          <table:table-cell table:style-name="ce8"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9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4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3 Pods – 4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Rand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 Pods – 45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4 → 4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>
            <text:p>Vorher 8 max?</text:p>
          </table:table-cell>
          <table:table-cell table:style-name="ce15" office:value-type="string" calcext:value-type="string">
            <text:p><text:s/>→ Jetzt 21 max</text:p>
          </table:table-cell>
          <table:table-cell table:style-name="ce15" table:number-columns-repeated="16"/>
          <table:table-cell table:style-name="ce25" table:number-columns-repeated="2"/>
          <table:table-cell table:style-name="ce15" table:number-columns-repeated="99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office:value-type="string" calcext:value-type="string">
            <text:p>Stai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ir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80s, 4 Pods – 1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2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8 → 8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 table:number-columns-spanned="3" table:number-rows-spanned="1">
            <text:p>→ Max &gt; 24</text:p>
          </table:table-cell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6"/>
          <table:table-cell table:style-name="ce25" table:number-columns-repeated="2"/>
          <table:table-cell table:style-name="ce15" table:number-columns-repeated="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4 Pods – 1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5.4" calcext:value-type="float">
            <text:p>15.4</text:p>
          </table:table-cell>
          <table:table-cell table:style-name="ce24" office:value-type="float" office:value="1992" calcext:value-type="float">
            <text:p>1,992.00</text:p>
          </table:table-cell>
          <table:table-cell table:style-name="ce24" office:value-type="float" office:value="11500" calcext:value-type="float">
            <text:p>11,500.00</text:p>
          </table:table-cell>
          <table:table-cell table:style-name="ce28" table:formula="of:=[.T38]/[.S38]" office:value-type="float" office:value="129.350649350649" calcext:value-type="float">
            <text:p>129.35</text:p>
          </table:table-cell>
          <table:table-cell table:style-name="ce28" table:formula="of:=[.U38]/[.S38]" office:value-type="float" office:value="746.753246753247" calcext:value-type="float">
            <text:p>746.75</text:p>
          </table:table-cell>
          <table:table-cell table:style-name="ce24" table:formula="of:=[.T38]*[.S38]/24" office:value-type="float" office:value="1278.2" calcext:value-type="float">
            <text:p>1,278.20</text:p>
          </table:table-cell>
          <table:table-cell table:style-name="ce24" table:formula="of:=[.S38]*[.U38]/24" office:value-type="float" office:value="7379.16666666667" calcext:value-type="float">
            <text:p>7,379.17</text:p>
          </table:table-cell>
          <table:table-cell table:style-name="ce24" table:formula="of:=[.S38]*[.S38]*[.U38]/24" office:value-type="float" office:value="113639.166666667" calcext:value-type="float">
            <text:p>113,639.17</text:p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 Pods – 1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0.5" calcext:value-type="float">
            <text:p>10.5</text:p>
          </table:table-cell>
          <table:table-cell table:style-name="ce24" office:value-type="float" office:value="8844" calcext:value-type="float">
            <text:p>8,844.00</text:p>
          </table:table-cell>
          <table:table-cell table:style-name="ce24" office:value-type="float" office:value="24167" calcext:value-type="float">
            <text:p>24,167.00</text:p>
          </table:table-cell>
          <table:table-cell table:style-name="ce28" table:formula="of:=[.T39]/[.S39]" office:value-type="float" office:value="842.285714285714" calcext:value-type="float">
            <text:p>842.29</text:p>
          </table:table-cell>
          <table:table-cell table:style-name="ce28" table:formula="of:=[.U39]/[.S39]" office:value-type="float" office:value="2301.61904761905" calcext:value-type="float">
            <text:p>2,301.62</text:p>
          </table:table-cell>
          <table:table-cell table:style-name="ce24" table:formula="of:=[.T39]*[.S39]/24" office:value-type="float" office:value="3869.25" calcext:value-type="float">
            <text:p>3,869.25</text:p>
          </table:table-cell>
          <table:table-cell table:style-name="ce24" table:formula="of:=[.S39]*[.U39]/24" office:value-type="float" office:value="10573.0625" calcext:value-type="float">
            <text:p>10,573.06</text:p>
          </table:table-cell>
          <table:table-cell table:style-name="ce24" table:formula="of:=[.S39]*[.S39]*[.U39]/24" office:value-type="float" office:value="111017.15625" calcext:value-type="float">
            <text:p>111,017.16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28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5.9" calcext:value-type="float">
            <text:p>15.9</text:p>
          </table:table-cell>
          <table:table-cell table:style-name="ce24" office:value-type="float" office:value="1529" calcext:value-type="float">
            <text:p>1,529.00</text:p>
          </table:table-cell>
          <table:table-cell table:style-name="ce24" office:value-type="float" office:value="8546" calcext:value-type="float">
            <text:p>8,546.00</text:p>
          </table:table-cell>
          <table:table-cell table:style-name="ce28" table:formula="of:=[.T40]/[.S40]" office:value-type="float" office:value="96.1635220125786" calcext:value-type="float">
            <text:p>96.16</text:p>
          </table:table-cell>
          <table:table-cell table:style-name="ce28" table:formula="of:=[.U40]/[.S40]" office:value-type="float" office:value="537.48427672956" calcext:value-type="float">
            <text:p>537.48</text:p>
          </table:table-cell>
          <table:table-cell table:style-name="ce24" table:formula="of:=[.T40]*[.S40]/24" office:value-type="float" office:value="1012.9625" calcext:value-type="float">
            <text:p>1,012.96</text:p>
          </table:table-cell>
          <table:table-cell table:style-name="ce24" table:formula="of:=[.S40]*[.U40]/24" office:value-type="float" office:value="5661.725" calcext:value-type="float">
            <text:p>5,661.73</text:p>
          </table:table-cell>
          <table:table-cell table:style-name="ce24" table:formula="of:=[.S40]*[.S40]*[.U40]/24" office:value-type="float" office:value="90021.4275" calcext:value-type="float">
            <text:p>90,021.43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29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1.3" calcext:value-type="float">
            <text:p>11.3</text:p>
          </table:table-cell>
          <table:table-cell table:style-name="ce24" office:value-type="float" office:value="7767" calcext:value-type="float">
            <text:p>7,767.00</text:p>
          </table:table-cell>
          <table:table-cell table:style-name="ce24" office:value-type="float" office:value="32600" calcext:value-type="float">
            <text:p>32,600.00</text:p>
          </table:table-cell>
          <table:table-cell table:style-name="ce28" table:formula="of:=[.T41]/[.S41]" office:value-type="float" office:value="687.345132743363" calcext:value-type="float">
            <text:p>687.35</text:p>
          </table:table-cell>
          <table:table-cell table:style-name="ce28" table:formula="of:=[.U41]/[.S41]" office:value-type="float" office:value="2884.95575221239" calcext:value-type="float">
            <text:p>2,884.96</text:p>
          </table:table-cell>
          <table:table-cell table:style-name="ce24" table:formula="of:=[.T41]*[.S41]/24" office:value-type="float" office:value="3656.9625" calcext:value-type="float">
            <text:p>3,656.96</text:p>
          </table:table-cell>
          <table:table-cell table:style-name="ce24" table:formula="of:=[.S41]*[.U41]/24" office:value-type="float" office:value="15349.1666666667" calcext:value-type="float">
            <text:p>15,349.17</text:p>
          </table:table-cell>
          <table:table-cell table:style-name="ce24" table:formula="of:=[.S41]*[.S41]*[.U41]/24" office:value-type="float" office:value="173445.583333333" calcext:value-type="float">
            <text:p>173,445.58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30 (Default)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0.9" calcext:value-type="float">
            <text:p>10.9</text:p>
          </table:table-cell>
          <table:table-cell table:style-name="ce24" office:value-type="float" office:value="40920" calcext:value-type="float">
            <text:p>40,920.00</text:p>
          </table:table-cell>
          <table:table-cell table:style-name="ce24" office:value-type="float" office:value="110500" calcext:value-type="float">
            <text:p>110,500.00</text:p>
          </table:table-cell>
          <table:table-cell table:style-name="ce28" table:formula="of:=[.T42]/[.S42]" office:value-type="float" office:value="3754.12844036697" calcext:value-type="float">
            <text:p>3,754.13</text:p>
          </table:table-cell>
          <table:table-cell table:style-name="ce28" table:formula="of:=[.U42]/[.S42]" office:value-type="float" office:value="10137.6146788991" calcext:value-type="float">
            <text:p>10,137.61</text:p>
          </table:table-cell>
          <table:table-cell table:style-name="ce24" table:formula="of:=[.T42]*[.S42]/24" office:value-type="float" office:value="18584.5" calcext:value-type="float">
            <text:p>18,584.50</text:p>
          </table:table-cell>
          <table:table-cell table:style-name="ce24" table:formula="of:=[.S42]*[.U42]/24" office:value-type="float" office:value="50185.4166666667" calcext:value-type="float">
            <text:p>50,185.42</text:p>
          </table:table-cell>
          <table:table-cell table:style-name="ce24" table:formula="of:=[.S42]*[.S42]*[.U42]/24" office:value-type="float" office:value="547021.041666667" calcext:value-type="float">
            <text:p>547,021.04</text:p>
          </table:table-cell>
          <table:table-cell table:style-name="ce29" office:value-type="string" calcext:value-type="string">
            <text:p>Pattern</text:p>
          </table:table-cell>
          <table:table-cell table:number-columns-repeated="993"/>
        </table:table-row>
        <table:table-row table:style-name="ro1">
          <table:table-cell table:style-name="ce17" office:value-type="string" calcext:value-type="string">
            <text:p>31 (Default)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9.8" calcext:value-type="float">
            <text:p>19.8</text:p>
          </table:table-cell>
          <table:table-cell table:style-name="ce24" office:value-type="float" office:value="4257" calcext:value-type="float">
            <text:p>4,257.00</text:p>
          </table:table-cell>
          <table:table-cell table:style-name="ce24" office:value-type="float" office:value="26577" calcext:value-type="float">
            <text:p>26,577.00</text:p>
          </table:table-cell>
          <table:table-cell table:style-name="ce28" table:formula="of:=[.T43]/[.S43]" office:value-type="float" office:value="215" calcext:value-type="float">
            <text:p>215.00</text:p>
          </table:table-cell>
          <table:table-cell table:style-name="ce28" table:formula="of:=[.U43]/[.S43]" office:value-type="float" office:value="1342.27272727273" calcext:value-type="float">
            <text:p>1,342.27</text:p>
          </table:table-cell>
          <table:table-cell table:style-name="ce24" table:formula="of:=[.T43]*[.S43]/24" office:value-type="float" office:value="3512.025" calcext:value-type="float">
            <text:p>3,512.03</text:p>
          </table:table-cell>
          <table:table-cell table:style-name="ce24" table:formula="of:=[.S43]*[.U43]/24" office:value-type="float" office:value="21926.025" calcext:value-type="float">
            <text:p>21,926.03</text:p>
          </table:table-cell>
          <table:table-cell table:style-name="ce24" table:formula="of:=[.S43]*[.S43]*[.U43]/24" office:value-type="float" office:value="434135.295" calcext:value-type="float">
            <text:p>434,135.30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32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2.8" calcext:value-type="float">
            <text:p>12.8</text:p>
          </table:table-cell>
          <table:table-cell table:style-name="ce24" office:value-type="float" office:value="7079" calcext:value-type="float">
            <text:p>7,079.00</text:p>
          </table:table-cell>
          <table:table-cell table:style-name="ce24" office:value-type="float" office:value="25568" calcext:value-type="float">
            <text:p>25,568.00</text:p>
          </table:table-cell>
          <table:table-cell table:style-name="ce28" table:formula="of:=[.T44]/[.S44]" office:value-type="float" office:value="553.046875" calcext:value-type="float">
            <text:p>553.05</text:p>
          </table:table-cell>
          <table:table-cell table:style-name="ce28" table:formula="of:=[.U44]/[.S44]" office:value-type="float" office:value="1997.5" calcext:value-type="float">
            <text:p>1,997.50</text:p>
          </table:table-cell>
          <table:table-cell table:style-name="ce24" table:formula="of:=[.T44]*[.S44]/24" office:value-type="float" office:value="3775.46666666667" calcext:value-type="float">
            <text:p>3,775.47</text:p>
          </table:table-cell>
          <table:table-cell table:style-name="ce24" table:formula="of:=[.S44]*[.U44]/24" office:value-type="float" office:value="13636.2666666667" calcext:value-type="float">
            <text:p>13,636.27</text:p>
          </table:table-cell>
          <table:table-cell table:style-name="ce24" table:formula="of:=[.S44]*[.S44]*[.U44]/24" office:value-type="float" office:value="174544.213333333" calcext:value-type="float">
            <text:p>174,544.21</text:p>
          </table:table-cell>
          <table:table-cell table:style-name="ce29" office:value-type="string" calcext:value-type="string">
            <text:p>1500 M.</text:p>
          </table:table-cell>
          <table:table-cell table:number-columns-repeated="993"/>
        </table:table-row>
        <table:table-row table:style-name="ro1">
          <table:table-cell table:style-name="ce17" office:value-type="string" calcext:value-type="string">
            <text:p>33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9.23" calcext:value-type="float">
            <text:p>9.23</text:p>
          </table:table-cell>
          <table:table-cell table:style-name="ce24" office:value-type="float" office:value="17252" calcext:value-type="float">
            <text:p>17,252.00</text:p>
          </table:table-cell>
          <table:table-cell table:style-name="ce24" office:value-type="float" office:value="56725" calcext:value-type="float">
            <text:p>56,725.00</text:p>
          </table:table-cell>
          <table:table-cell table:style-name="ce28" table:formula="of:=[.T45]/[.S45]" office:value-type="float" office:value="1869.12242686891" calcext:value-type="float">
            <text:p>1,869.12</text:p>
          </table:table-cell>
          <table:table-cell table:style-name="ce28" table:formula="of:=[.U45]/[.S45]" office:value-type="float" office:value="6145.72047670639" calcext:value-type="float">
            <text:p>6,145.72</text:p>
          </table:table-cell>
          <table:table-cell table:style-name="ce24" table:formula="of:=[.T45]*[.S45]/24" office:value-type="float" office:value="6634.83166666667" calcext:value-type="float">
            <text:p>6,634.83</text:p>
          </table:table-cell>
          <table:table-cell table:style-name="ce24" table:formula="of:=[.S45]*[.U45]/24" office:value-type="float" office:value="21815.4895833333" calcext:value-type="float">
            <text:p>21,815.49</text:p>
          </table:table-cell>
          <table:table-cell table:style-name="ce24" table:formula="of:=[.S45]*[.S45]*[.U45]/24" office:value-type="float" office:value="201356.968854167" calcext:value-type="float">
            <text:p>201,356.97</text:p>
          </table:table-cell>
          <table:table-cell table:number-columns-repeated="99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0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8.57" calcext:value-type="float">
            <text:p>8.57</text:p>
          </table:table-cell>
          <table:table-cell table:style-name="ce24" office:value-type="float" office:value="18599" calcext:value-type="float">
            <text:p>18,599.00</text:p>
          </table:table-cell>
          <table:table-cell table:style-name="ce24" office:value-type="float" office:value="62085" calcext:value-type="float">
            <text:p>62,085.00</text:p>
          </table:table-cell>
          <table:table-cell table:style-name="ce28" table:formula="of:=[.T46]/[.S46]" office:value-type="float" office:value="2170.24504084014" calcext:value-type="float">
            <text:p>2,170.25</text:p>
          </table:table-cell>
          <table:table-cell table:style-name="ce28" table:formula="of:=[.U46]/[.S46]" office:value-type="float" office:value="7244.45740956826" calcext:value-type="float">
            <text:p>7,244.46</text:p>
          </table:table-cell>
          <table:table-cell table:style-name="ce24" table:formula="of:=[.T46]*[.S46]/24" office:value-type="float" office:value="6641.39291666667" calcext:value-type="float">
            <text:p>6,641.39</text:p>
          </table:table-cell>
          <table:table-cell table:style-name="ce24" table:formula="of:=[.S46]*[.U46]/24" office:value-type="float" office:value="22169.51875" calcext:value-type="float">
            <text:p>22,169.52</text:p>
          </table:table-cell>
          <table:table-cell table:style-name="ce24" table:formula="of:=[.S46]*[.S46]*[.U46]/24" office:value-type="float" office:value="189992.7756875" calcext:value-type="float">
            <text:p>189,992.78</text:p>
          </table:table-cell>
          <table:table-cell table:number-columns-repeated="99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5s – 6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1.8" calcext:value-type="float">
            <text:p>11.8</text:p>
          </table:table-cell>
          <table:table-cell table:style-name="ce24" office:value-type="float" office:value="11866" calcext:value-type="float">
            <text:p>11,866.00</text:p>
          </table:table-cell>
          <table:table-cell table:style-name="ce24" office:value-type="float" office:value="34998" calcext:value-type="float">
            <text:p>34,998.00</text:p>
          </table:table-cell>
          <table:table-cell table:style-name="ce28" table:formula="of:=[.T47]/[.S47]" office:value-type="float" office:value="1005.59322033898" calcext:value-type="float">
            <text:p>1,005.59</text:p>
          </table:table-cell>
          <table:table-cell table:style-name="ce28" table:formula="of:=[.U47]/[.S47]" office:value-type="float" office:value="2965.93220338983" calcext:value-type="float">
            <text:p>2,965.93</text:p>
          </table:table-cell>
          <table:table-cell table:style-name="ce24" table:formula="of:=[.T47]*[.S47]/24" office:value-type="float" office:value="5834.11666666667" calcext:value-type="float">
            <text:p>5,834.12</text:p>
          </table:table-cell>
          <table:table-cell table:style-name="ce24" table:formula="of:=[.S47]*[.U47]/24" office:value-type="float" office:value="17207.35" calcext:value-type="float">
            <text:p>17,207.35</text:p>
          </table:table-cell>
          <table:table-cell table:style-name="ce24" table:formula="of:=[.S47]*[.S47]*[.U47]/24" office:value-type="float" office:value="203046.73" calcext:value-type="float">
            <text:p>203,046.73</text:p>
          </table:table-cell>
          <table:table-cell table:number-columns-repeated="994"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PU</text:p>
          </table:table-cell>
          <table:table-cell office:value-type="float" office:value="15.5" calcext:value-type="float">
            <text:p>15.5</text:p>
          </table:table-cell>
          <table:table-cell table:style-name="ce24" office:value-type="float" office:value="3517" calcext:value-type="float">
            <text:p>3,517.00</text:p>
          </table:table-cell>
          <table:table-cell table:style-name="ce24" office:value-type="float" office:value="25655" calcext:value-type="float">
            <text:p>25,655.00</text:p>
          </table:table-cell>
          <table:table-cell table:style-name="ce28" table:formula="of:=[.T48]/[.S48]" office:value-type="float" office:value="226.903225806452" calcext:value-type="float">
            <text:p>226.90</text:p>
          </table:table-cell>
          <table:table-cell table:style-name="ce28" table:formula="of:=[.U48]/[.S48]" office:value-type="float" office:value="1655.16129032258" calcext:value-type="float">
            <text:p>1,655.16</text:p>
          </table:table-cell>
          <table:table-cell table:style-name="ce24" table:formula="of:=[.T48]*[.S48]/24" office:value-type="float" office:value="2271.39583333333" calcext:value-type="float">
            <text:p>2,271.40</text:p>
          </table:table-cell>
          <table:table-cell table:style-name="ce24" table:formula="of:=[.S48]*[.U48]/24" office:value-type="float" office:value="16568.8541666667" calcext:value-type="float">
            <text:p>16,568.85</text:p>
          </table:table-cell>
          <table:table-cell table:style-name="ce24" table:formula="of:=[.S48]*[.S48]*[.U48]/24" office:value-type="float" office:value="256817.239583333" calcext:value-type="float">
            <text:p>256,817.24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37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7.2" calcext:value-type="float">
            <text:p>17.2</text:p>
          </table:table-cell>
          <table:table-cell table:style-name="ce24" office:value-type="float" office:value="2191" calcext:value-type="float">
            <text:p>2,191.00</text:p>
          </table:table-cell>
          <table:table-cell table:style-name="ce24" office:value-type="float" office:value="19932" calcext:value-type="float">
            <text:p>19,932.00</text:p>
          </table:table-cell>
          <table:table-cell table:style-name="ce28" table:formula="of:=[.T49]/[.S49]" office:value-type="float" office:value="127.383720930233" calcext:value-type="float">
            <text:p>127.38</text:p>
          </table:table-cell>
          <table:table-cell table:style-name="ce28" table:formula="of:=[.U49]/[.S49]" office:value-type="float" office:value="1158.83720930233" calcext:value-type="float">
            <text:p>1,158.84</text:p>
          </table:table-cell>
          <table:table-cell table:style-name="ce24" table:formula="of:=[.T49]*[.S49]/24" office:value-type="float" office:value="1570.21666666667" calcext:value-type="float">
            <text:p>1,570.22</text:p>
          </table:table-cell>
          <table:table-cell table:style-name="ce24" table:formula="of:=[.S49]*[.U49]/24" office:value-type="float" office:value="14284.6" calcext:value-type="float">
            <text:p>14,284.60</text:p>
          </table:table-cell>
          <table:table-cell table:style-name="ce24" table:formula="of:=[.S49]*[.S49]*[.U49]/24" office:value-type="float" office:value="245695.12" calcext:value-type="float">
            <text:p>245,695.12</text:p>
          </table:table-cell>
          <table:table-cell table:number-columns-repeated="99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2.2" calcext:value-type="float">
            <text:p>12.2</text:p>
          </table:table-cell>
          <table:table-cell table:style-name="ce24" office:value-type="float" office:value="5812" calcext:value-type="float">
            <text:p>5,812.00</text:p>
          </table:table-cell>
          <table:table-cell table:style-name="ce24" office:value-type="float" office:value="32229" calcext:value-type="float">
            <text:p>32,229.00</text:p>
          </table:table-cell>
          <table:table-cell table:style-name="ce28" table:formula="of:=[.T50]/[.S50]" office:value-type="float" office:value="476.393442622951" calcext:value-type="float">
            <text:p>476.39</text:p>
          </table:table-cell>
          <table:table-cell table:style-name="ce28" table:formula="of:=[.U50]/[.S50]" office:value-type="float" office:value="2641.72131147541" calcext:value-type="float">
            <text:p>2,641.72</text:p>
          </table:table-cell>
          <table:table-cell table:style-name="ce24" table:formula="of:=[.T50]*[.S50]/24" office:value-type="float" office:value="2954.43333333333" calcext:value-type="float">
            <text:p>2,954.43</text:p>
          </table:table-cell>
          <table:table-cell table:style-name="ce24" table:formula="of:=[.S50]*[.U50]/24" office:value-type="float" office:value="16383.075" calcext:value-type="float">
            <text:p>16,383.08</text:p>
          </table:table-cell>
          <table:table-cell table:style-name="ce24" table:formula="of:=[.S50]*[.S50]*[.U50]/24" office:value-type="float" office:value="199873.515" calcext:value-type="float">
            <text:p>199,873.52</text:p>
          </table:table-cell>
          <table:table-cell table:number-columns-repeated="99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9.35" calcext:value-type="float">
            <text:p>9.35</text:p>
          </table:table-cell>
          <table:table-cell table:style-name="ce24" office:value-type="float" office:value="13678" calcext:value-type="float">
            <text:p>13,678.00</text:p>
          </table:table-cell>
          <table:table-cell table:style-name="ce24" office:value-type="float" office:value="57000" calcext:value-type="float">
            <text:p>57,000.00</text:p>
          </table:table-cell>
          <table:table-cell table:style-name="ce28" table:formula="of:=[.T51]/[.S51]" office:value-type="float" office:value="1462.88770053476" calcext:value-type="float">
            <text:p>1,462.89</text:p>
          </table:table-cell>
          <table:table-cell table:style-name="ce28" table:formula="of:=[.U51]/[.S51]" office:value-type="float" office:value="6096.25668449198" calcext:value-type="float">
            <text:p>6,096.26</text:p>
          </table:table-cell>
          <table:table-cell table:style-name="ce24" table:formula="of:=[.T51]*[.S51]/24" office:value-type="float" office:value="5328.72083333333" calcext:value-type="float">
            <text:p>5,328.72</text:p>
          </table:table-cell>
          <table:table-cell table:style-name="ce24" table:formula="of:=[.S51]*[.U51]/24" office:value-type="float" office:value="22206.25" calcext:value-type="float">
            <text:p>22,206.25</text:p>
          </table:table-cell>
          <table:table-cell table:style-name="ce24" table:formula="of:=[.S51]*[.S51]*[.U51]/24" office:value-type="float" office:value="207628.4375" calcext:value-type="float">
            <text:p>207,628.44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40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6.9" calcext:value-type="float">
            <text:p>16.9</text:p>
          </table:table-cell>
          <table:table-cell table:style-name="ce24" office:value-type="float" office:value="2780" calcext:value-type="float">
            <text:p>2,780.00</text:p>
          </table:table-cell>
          <table:table-cell table:style-name="ce24" office:value-type="float" office:value="19025" calcext:value-type="float">
            <text:p>19,025.00</text:p>
          </table:table-cell>
          <table:table-cell table:style-name="ce28" table:formula="of:=[.T52]/[.S52]" office:value-type="float" office:value="164.497041420118" calcext:value-type="float">
            <text:p>164.50</text:p>
          </table:table-cell>
          <table:table-cell table:style-name="ce28" table:formula="of:=[.U52]/[.S52]" office:value-type="float" office:value="1125.73964497041" calcext:value-type="float">
            <text:p>1,125.74</text:p>
          </table:table-cell>
          <table:table-cell table:style-name="ce24" table:formula="of:=[.T52]*[.S52]/24" office:value-type="float" office:value="1957.58333333333" calcext:value-type="float">
            <text:p>1,957.58</text:p>
          </table:table-cell>
          <table:table-cell table:style-name="ce24" table:formula="of:=[.S52]*[.U52]/24" office:value-type="float" office:value="13396.7708333333" calcext:value-type="float">
            <text:p>13,396.77</text:p>
          </table:table-cell>
          <table:table-cell table:style-name="ce24" table:formula="of:=[.S52]*[.S52]*[.U52]/24" office:value-type="float" office:value="226405.427083333" calcext:value-type="float">
            <text:p>226,405.43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41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9.26" calcext:value-type="float">
            <text:p>9.26</text:p>
          </table:table-cell>
          <table:table-cell table:style-name="ce24" office:value-type="float" office:value="14069" calcext:value-type="float">
            <text:p>14,069.00</text:p>
          </table:table-cell>
          <table:table-cell table:style-name="ce24" office:value-type="float" office:value="53500" calcext:value-type="float">
            <text:p>53,500.00</text:p>
          </table:table-cell>
          <table:table-cell table:style-name="ce28" table:formula="of:=[.T53]/[.S53]" office:value-type="float" office:value="1519.33045356371" calcext:value-type="float">
            <text:p>1,519.33</text:p>
          </table:table-cell>
          <table:table-cell table:style-name="ce28" table:formula="of:=[.U53]/[.S53]" office:value-type="float" office:value="5777.53779697624" calcext:value-type="float">
            <text:p>5,777.54</text:p>
          </table:table-cell>
          <table:table-cell table:style-name="ce24" table:formula="of:=[.T53]*[.S53]/24" office:value-type="float" office:value="5428.28916666667" calcext:value-type="float">
            <text:p>5,428.29</text:p>
          </table:table-cell>
          <table:table-cell table:style-name="ce24" table:formula="of:=[.S53]*[.U53]/24" office:value-type="float" office:value="20642.0833333333" calcext:value-type="float">
            <text:p>20,642.08</text:p>
          </table:table-cell>
          <table:table-cell table:style-name="ce24" table:formula="of:=[.S53]*[.S53]*[.U53]/24" office:value-type="float" office:value="191145.691666667" calcext:value-type="float">
            <text:p>191,145.69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42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/>
          <table:table-cell table:style-name="ce24" table:number-columns-repeated="2"/>
          <table:table-cell table:style-name="ce28" table:formula="of:=[.T54]/[.S54]" office:value-type="string" office:string-value="" calcext:value-type="error">
            <text:p>#DIV/0!</text:p>
          </table:table-cell>
          <table:table-cell table:style-name="ce28" table:formula="of:=[.U54]/[.S54]" office:value-type="string" office:string-value="" calcext:value-type="error">
            <text:p>#DIV/0!</text:p>
          </table:table-cell>
          <table:table-cell table:style-name="ce24" table:formula="of:=[.T54]*[.S54]/24" office:value-type="float" office:value="0" calcext:value-type="float">
            <text:p>0.00</text:p>
          </table:table-cell>
          <table:table-cell table:style-name="ce24" table:formula="of:=[.S54]*[.U54]/24" office:value-type="float" office:value="0" calcext:value-type="float">
            <text:p>0.00</text:p>
          </table:table-cell>
          <table:table-cell table:style-name="ce24" table:formula="of:=[.S54]*[.S54]*[.U54]/24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40000" calcext:value-type="float">
            <text:p>40000</text:p>
          </table:table-cell>
          <table:table-cell table:number-columns-repeated="1003"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1003"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table:number-columns-repeated="1003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17" office:value-type="string" calcext:value-type="string">
            <text:p>Default: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007"/>
        </table:table-row>
        <table:table-row table:style-name="ro1" table:number-rows-repeated="1048514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7-19T21:40:43.619743006</dc:date>
    <meta:editing-duration>PT12H25M40S</meta:editing-duration>
    <meta:editing-cycles>47</meta:editing-cycles>
    <meta:generator>LibreOffice/7.3.7.2$Linux_X86_64 LibreOffice_project/30$Build-2</meta:generator>
    <meta:document-statistic meta:table-count="1" meta:cell-count="960" meta:object-count="0"/>
  </office:meta>
</office:document-meta>
</file>